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49D7E4E139B94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108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22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0ae26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f5adf" officeooo:paragraph-rsid="0020ae26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22816b" officeooo:paragraph-rsid="0022816b" fo:background-color="transparent"/>
    </style:style>
    <style:style style:name="P13" style:family="paragraph" style:parent-style-name="Table_20_Contents">
      <style:text-properties officeooo:rsid="001f5adf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1d7954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paragraph-rsid="001c387f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f5adf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5b9a1"/>
    </style:style>
    <style:style style:name="P20" style:family="paragraph" style:parent-style-name="Table_20_Contents">
      <style:text-properties officeooo:rsid="0025669f" officeooo:paragraph-rsid="0025669f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officeooo:rsid="0019a834" officeooo:paragraph-rsid="0019a834" fo:background-color="transparent"/>
    </style:style>
    <style:style style:name="P22" style:family="paragraph" style:parent-style-name="Table_20_Contents" style:list-style-name="L1"/>
    <style:style style:name="P23" style:family="paragraph" style:parent-style-name="Table_20_Contents" style:list-style-name="L1">
      <style:text-properties officeooo:rsid="0025669f" officeooo:paragraph-rsid="0025669f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7954"/>
    </style:style>
    <style:style style:name="T10" style:family="text">
      <style:text-properties officeooo:rsid="001f5adf"/>
    </style:style>
    <style:style style:name="T11" style:family="text">
      <style:text-properties officeooo:rsid="0025669f"/>
    </style:style>
    <style:style style:name="T12" style:family="text">
      <style:text-properties officeooo:rsid="0025b9a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9">KvK 32/2017</text:span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9">KS Karlovarský kraj</text:span></text:p>
            <text:p text:style-name="P15">z<text:span text:style-name="T8">a</text:span>st<text:span text:style-name="T8">o</text:span>up<text:span text:style-name="T8">ena</text:span>: <text:span text:style-name="T9">Petrem Třešňákem, předseda kraje</text:span><text:tab/></text:p>
            <text:p text:style-name="P15">e-mail: <text:span text:style-name="T9">petr.tresnak@pirati.cz</text:span> </text:p>
            <text:p text:style-name="P14">kontakt: <text:span text:style-name="T9">Josef Janů</text:span>, e-mail: <text:span text:style-name="T9">josef.janu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6"><text:span text:style-name="T8">Jméno</text:span>: <text:span text:style-name="T11">Bc. Josef Pavlovic</text:span></text:p>
            <text:p text:style-name="P19">IČ<text:span text:style-name="T10">O</text:span>: <text:span text:style-name="T12">04214021</text:span></text:p>
            <text:p text:style-name="P18"><text:span text:style-name="T11">Mariánské Lázně</text:span>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20">Administrativní podpora krajských zastupitelů Karlovarského kraje</text:p>
          </table:table-cell>
        </table:table-row>
        <table:table-row table:style-name="Tabulka1.1"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6"><text:span text:style-name="T11">P</text:span>říkazní smlouva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Karlovarský kraj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list xml:id="list5680102446098331090" text:style-name="L1">
              <text:list-item>
                <text:p text:style-name="P22"><text:span text:style-name="T10">Paušální: 8 000</text:span> K<text:span text:style-name="T10">č měsíčně</text:span></text:p>
              </text:list-item>
              <text:list-item>
                <text:p text:style-name="P23">Mimořádná: až 3 000 Kč měsíčně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Od 01-0<text:span text:style-name="T11">8</text:span>-2017 do 31-12-2017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Mariánských Lázních</text:span> dne <text:span text:style-name="T11">15.08.2017</text:span></text:p>
      <text:p text:style-name="P5">Za zadavatele: <text:s text:c="37"/><text:tab/> <text:s/>Za dodavatele: <text:s text:c="4"/></text:p>
      <text:p text:style-name="P7">Petr Třešňák <text:tab/><text:tab/><text:tab/> <text:s/><text:span text:style-name="T11">Josef Pavlovic</text:span></text:p>
      <text:p text:style-name="P6">………………………… <text:s text:c="60"/>………………………….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49D7E4E139B94C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8-16T04:24:36.721000000</dc:date>
    <meta:editing-cycles>102</meta:editing-cycles>
    <meta:editing-duration>P24DT13H9M21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character-count="1114" meta:image-count="1" meta:non-whitespace-character-count="894" meta:object-count="0" meta:page-count="1" meta:paragraph-count="30" meta:table-count="1" meta:word-count="136"/>
    <meta:user-defined meta:name="Informace 1"/>
    <meta:user-defined meta:name="Informace 2"/>
    <meta:user-defined meta:name="Informace 3"/>
    <meta:user-defined meta:name="Informace 4"/>
  </office:meta>
</office:document-meta>
</file>